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re is a Redeemer</text:p>
      <text:p text:style-name="P1"/>
      <text:p text:style-name="P3">There is a Redeemer- Jesus, God's own Son;</text:p>
      <text:p text:style-name="P3">Precious Lamb of God, Messiah, Holy One.</text:p>
      <text:p text:style-name="P3"/>
      <text:p text:style-name="P3">Jesus my Redeemer, name above all names;</text:p>
      <text:p text:style-name="P3">Precious Lamb of God, Messiah, Hope for sinners slain.</text:p>
      <text:p text:style-name="P3"/>
      <text:p text:style-name="P3">When I stand in Glory, I will see His face;</text:p>
      <text:p text:style-name="P3">Then I'll serve my King forever, in that holy place.</text:p>
      <text:p text:style-name="P3"/>
      <text:p text:style-name="P4">Refrain</text:p>
      <text:p text:style-name="P4">Thank you O my Father, for giving us Your Son,</text:p>
      <text:p text:style-name="P4">And leaving Your Spirit till the work on earth is done.</text:p>
      <text:p text:style-name="P3"/>
      <text:p text:style-name="P3"/>
      <text:p text:style-name="P3">Composer: Melody Green</text:p>
      <text:p text:style-name="P3">Lyricist: Melody Gre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k Warren</meta:initial-creator>
    <meta:creation-date>2015-03-05T18:46:42</meta:creation-date>
    <dc:date>2015-03-08T18:08:24</dc:date>
    <dc:creator>Hank Warren</dc:creator>
    <meta:editing-duration>PT52M39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12" meta:word-count="83" meta:character-count="443"/>
  </office:meta>
</office:document-meta>
</file>